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iostream&gt;</text:p>
      <text:p text:style-name="Standard">using namespace std;</text:p>
      <text:p text:style-name="Standard">struct queue</text:p>
      <text:p text:style-name="Standard">{</text:p>
      <text:p text:style-name="Standard"><text:s text:c="4"/>int ele[10];</text:p>
      <text:p text:style-name="Standard"><text:s text:c="4"/>int front=0;</text:p>
      <text:p text:style-name="Standard"><text:s text:c="4"/>int rear=0,size=10;</text:p>
      <text:p text:style-name="Standard">}q;</text:p>
      <text:p text:style-name="Standard">int count=0;</text:p>
      <text:p text:style-name="Standard">void push(int a)</text:p>
      <text:p text:style-name="Standard">{</text:p>
      <text:p text:style-name="Standard"><text:s text:c="4"/>if(q.rear==q.size-1)</text:p>
      <text:p text:style-name="Standard"><text:s text:c="4"/>{</text:p>
      <text:p text:style-name="Standard"><text:s text:c="8"/>cout&lt;&lt;"queue is full"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q.ele[q.rear]=a;</text:p>
      <text:p text:style-name="Standard"><text:s text:c="5"/>q.rear++;</text:p>
      <text:p text:style-name="Standard"><text:s text:c="5"/>count++;</text:p>
      <text:p text:style-name="Standard"><text:s text:c="5"/>cout&lt;&lt;count&lt;&lt;"\n";</text:p>
      <text:p text:style-name="Standard"><text:s text:c="4"/>}</text:p>
      <text:p text:style-name="Standard">}</text:p>
      <text:p text:style-name="Standard">void pop()</text:p>
      <text:p text:style-name="Standard">{</text:p>
      <text:p text:style-name="Standard"><text:s text:c="4"/>int x;</text:p>
      <text:p text:style-name="Standard"><text:s text:c="4"/>if(q.rear==q.front)</text:p>
      <text:p text:style-name="Standard"><text:s text:c="4"/>{</text:p>
      <text:p text:style-name="Standard"><text:s text:c="8"/>cout&lt;&lt;-1&lt;&lt;" "&lt;&lt;count&lt;&lt;"\n"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x=q.ele[q.front];</text:p>
      <text:p text:style-name="Standard"><text:s text:c="5"/>q.front++;</text:p>
      <text:p text:style-name="Standard"><text:s text:c="5"/>count--;</text:p>
      <text:p text:style-name="Standard"><text:s text:c="5"/>cout&lt;&lt;x&lt;&lt;" "&lt;&lt;count&lt;&lt;"\n";</text:p>
      <text:p text:style-name="Standard"><text:s text:c="4"/>}</text:p>
      <text:p text:style-name="Standard">}</text:p>
      <text:p text:style-name="Standard">int main()</text:p>
      <text:p text:style-name="Standard">{</text:p>
      <text:p text:style-name="Standard"><text:s text:c="4"/>int m,a;</text:p>
      <text:p text:style-name="Standard"><text:s text:c="4"/>char s;</text:p>
      <text:p text:style-name="Standard"><text:s text:c="4"/>cin&gt;&gt;m;</text:p>
      <text:p text:style-name="Standard"><text:s text:c="4"/>for(int i=0;i&lt;m;i++)</text:p>
      <text:p text:style-name="Standard"><text:s text:c="4"/>{</text:p>
      <text:p text:style-name="Standard"><text:s text:c="8"/>cin&gt;&gt;s;</text:p>
      <text:p text:style-name="Standard"><text:s text:c="8"/>if(s=='E')</text:p>
      <text:p text:style-name="Standard"><text:s text:c="8"/>{</text:p>
      <text:p text:style-name="Standard"><text:s text:c="9"/>cin&gt;&gt;a;</text:p>
      <text:p text:style-name="Standard"><text:s text:c="9"/>push(a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op()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4:12:51.610838279</meta:creation-date>
    <dc:date>2019-05-08T17:10:58.459098742</dc:date>
    <meta:editing-duration>PT2H58M6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57" meta:word-count="77" meta:character-count="695" meta:non-whitespace-character-count="444"/>
  </office:meta>
</office:document-meta>
</file>